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fo:color="#ffffff" loext:opacity="100%"/>
    </style:style>
    <style:style style:name="P3" style:family="paragraph" style:parent-style-name="List_20_Paragraph" style:list-style-name="WWNum1">
      <style:paragraph-properties fo:line-height="100%"/>
    </style:style>
    <style:style style:name="P4" style:family="paragraph" style:parent-style-name="List_20_Paragraph" style:list-style-name="WWNum1">
      <style:paragraph-properties fo:margin-left="1.259cm" fo:margin-right="0cm" fo:line-height="100%" fo:text-indent="-0.63cm" style:auto-text-indent="false"/>
    </style:style>
    <style:style style:name="P5" style:family="paragraph" style:parent-style-name="List_20_Paragraph" style:list-style-name="WWNum2">
      <style:paragraph-properties fo:line-height="100%"/>
    </style:style>
    <style:style style:name="P6" style:family="paragraph" style:parent-style-name="List_20_Paragraph" style:list-style-name="WWNum4">
      <style:paragraph-properties fo:line-height="100%"/>
    </style:style>
    <style:style style:name="P7" style:family="paragraph" style:parent-style-name="List_20_Paragraph" style:list-style-name="WWNum3">
      <style:paragraph-properties fo:line-height="100%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ff9999"/>
      <style:paragraph-properties fo:text-align="start"/>
      <style:text-properties fo:font-size="18pt"/>
    </style:style>
    <style:style style:name="P10" style:family="paragraph">
      <loext:graphic-properties draw:fill="solid" draw:fill-color="#f309ff"/>
      <style:paragraph-properties fo:text-align="start"/>
      <style:text-properties fo:font-size="18pt"/>
    </style:style>
    <style:style style:name="P11" style:family="paragraph">
      <loext:graphic-properties draw:fill="solid" draw:fill-color="#fbe5d6"/>
      <style:paragraph-properties fo:text-align="start"/>
      <style:text-properties fo:font-size="18pt"/>
    </style:style>
    <style:style style:name="P12" style:family="paragraph">
      <loext:graphic-properties draw:fill="solid" draw:fill-color="#e2f0d9"/>
      <style:paragraph-properties fo:text-align="start"/>
      <style:text-properties fo:font-size="18pt"/>
    </style:style>
    <style:style style:name="P13" style:family="paragraph">
      <loext:graphic-properties draw:fill="solid" draw:fill-color="#ff0000"/>
      <style:paragraph-properties fo:text-align="start"/>
      <style:text-properties fo:font-size="18pt"/>
    </style:style>
    <style:style style:name="P14" style:family="paragraph">
      <loext:graphic-properties draw:fill="solid" draw:fill-color="#7030a0"/>
      <style:paragraph-properties fo:text-align="start"/>
      <style:text-properties fo:font-size="18pt"/>
    </style:style>
    <style:style style:name="P15" style:family="paragraph">
      <loext:graphic-properties draw:fill="solid" draw:fill-color="#ed7d31"/>
      <style:paragraph-properties fo:text-align="start"/>
      <style:text-properties fo:color="#ffffff" loext:opacity="100%" fo:font-size="18pt"/>
    </style:style>
    <style:style style:name="P16" style:family="paragraph">
      <loext:graphic-properties draw:fill="solid" draw:fill-color="#70ad47"/>
      <style:paragraph-properties fo:text-align="start"/>
      <style:text-properties fo:font-size="18pt"/>
    </style:style>
    <style:style style:name="T1" style:family="text"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ize="12pt" fo:language="en" fo:country="GB" style:font-size-asian="12pt" style:font-size-complex="12pt"/>
    </style:style>
    <style:style style:name="T4" style:family="text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gr1" style:family="graphic" style:parent-style-name="Frame">
      <style:graphic-properties draw:stroke="none" svg:stroke-width="0.026cm" draw:stroke-linejoin="miter" draw:fill="none" draw:textarea-vertical-align="middle" draw:auto-grow-height="false" fo:min-height="4.126cm" fo:min-width="9.64cm" fo:padding-top="0.127cm" fo:padding-bottom="0.127cm" fo:padding-left="0.254cm" fo:padding-right="0.254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stroke-linejoin="miter" draw:fill="none" draw:textarea-vertical-align="middle" draw:auto-grow-height="false" fo:min-height="4.179cm" fo:min-width="9.589cm" fo:padding-top="0.127cm" fo:padding-bottom="0.127cm" fo:padding-left="0.254cm" fo:padding-right="0.254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draw:stroke-linejoin="miter" draw:fill="none" draw:textarea-vertical-align="middle" draw:auto-grow-height="false" fo:min-height="4.205cm" fo:min-width="9.629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26cm" draw:stroke-linejoin="miter" draw:fill="none" draw:textarea-vertical-align="middle" draw:auto-grow-height="false" fo:min-height="4.152cm" fo:min-width="9.772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35cm" svg:stroke-color="#b14f0d" draw:stroke-linejoin="miter" svg:stroke-linecap="butt" draw:fill="solid" draw:fill-color="#ff9999" draw:textarea-vertical-align="top" draw:auto-grow-height="false" fo:min-height="3.773cm" fo:min-width="9.16cm" fo:padding-top="0.125cm" fo:padding-bottom="0.125cm" fo:padding-left="0.25cm" fo:padding-right="0.25cm" fo:wrap-option="wrap" fo:margin-left="0cm" fo:margin-right="0.048cm" fo:margin-top="0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5cm" svg:stroke-color="#7030a0" draw:stroke-linejoin="miter" svg:stroke-linecap="butt" draw:fill="solid" draw:fill-color="#f309ff" draw:textarea-vertical-align="top" draw:auto-grow-height="false" fo:min-height="3.773cm" fo:min-width="9.211cm" fo:padding-top="0.125cm" fo:padding-bottom="0.125cm" fo:padding-left="0.25cm" fo:padding-right="0.25cm" fo:wrap-option="wrap" fo:margin-left="0cm" fo:margin-right="0.049cm" fo:margin-top="0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5cm" svg:stroke-color="#f4b183" draw:stroke-linejoin="miter" svg:stroke-linecap="butt" draw:fill="solid" draw:fill-color="#fbe5d6" draw:textarea-vertical-align="top" draw:auto-grow-height="false" fo:min-height="3.773cm" fo:min-width="9.2cm" fo:padding-top="0.125cm" fo:padding-bottom="0.125cm" fo:padding-left="0.25cm" fo:padding-right="0.25cm" fo:wrap-option="wrap" fo:margin-left="0cm" fo:margin-right="0.062cm" fo:margin-top="0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35cm" svg:stroke-color="#a9d18e" draw:stroke-linejoin="miter" svg:stroke-linecap="butt" draw:fill="solid" draw:fill-color="#e2f0d9" draw:textarea-vertical-align="top" draw:auto-grow-height="false" fo:min-height="3.727cm" fo:min-width="9.35cm" fo:padding-top="0.125cm" fo:padding-bottom="0.125cm" fo:padding-left="0.25cm" fo:padding-right="0.25cm" fo:wrap-option="wrap" fo:margin-left="0cm" fo:margin-right="0.025cm" fo:margin-top="0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.026cm" draw:stroke-linejoin="miter" draw:fill="none" draw:textarea-vertical-align="middle" draw:auto-grow-height="false" fo:min-height="2.607cm" fo:min-width="9.629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.026cm" draw:stroke-linejoin="miter" draw:fill="none" draw:textarea-vertical-align="middle" draw:auto-grow-height="false" fo:min-height="2.528cm" fo:min-width="9.64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.035cm" draw:stroke-linejoin="miter" svg:stroke-linecap="butt" draw:fill="solid" draw:fill-color="#ff0000" draw:textarea-vertical-align="top" draw:auto-grow-height="false" fo:min-height="2.33cm" fo:min-width="9.356cm" fo:padding-top="0.125cm" fo:padding-bottom="0.125cm" fo:padding-left="0.25cm" fo:padding-right="0.25cm" fo:wrap-option="wrap" draw:shadow="visible" draw:shadow-offset-x="0cm" draw:shadow-offset-y="0.078cm" draw:shadow-color="#000000" draw:shadow-opacity="32%" loext:shadow-blur="0.123cm" fo:margin-left="0.249cm" fo:margin-right="0.272cm" fo:margin-top="0.143cm" fo:margin-bottom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.035cm" draw:stroke-linejoin="miter" svg:stroke-linecap="butt" draw:fill="solid" draw:fill-color="#7030a0" draw:textarea-vertical-align="top" draw:auto-grow-height="false" fo:min-height="2.33cm" fo:min-width="9.366cm" fo:padding-top="0.125cm" fo:padding-bottom="0.125cm" fo:padding-left="0.25cm" fo:padding-right="0.25cm" fo:wrap-option="wrap" draw:shadow="visible" draw:shadow-offset-x="0cm" draw:shadow-offset-y="0.078cm" draw:shadow-color="#000000" draw:shadow-opacity="32%" loext:shadow-blur="0.123cm" fo:margin-left="0.249cm" fo:margin-right="0.263cm" fo:margin-top="0.143cm" fo:margin-bottom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.035cm" draw:stroke-linejoin="miter" svg:stroke-linecap="butt" draw:fill="solid" draw:fill-color="#ed7d31" draw:textarea-vertical-align="middle" draw:auto-grow-height="false" fo:min-height="2.327cm" fo:min-width="9.361cm" fo:padding-top="0.127cm" fo:padding-bottom="0.127cm" fo:padding-left="0.254cm" fo:padding-right="0.254cm" fo:wrap-option="wrap" draw:shadow="visible" draw:shadow-offset-x="0cm" draw:shadow-offset-y="0.078cm" draw:shadow-color="#000000" draw:shadow-opacity="32%" loext:shadow-blur="0.123cm" fo:margin-left="0.249cm" fo:margin-right="0.259cm" fo:margin-top="0.143cm" fo:margin-bottom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.026cm" draw:stroke-linejoin="miter" draw:fill="none" draw:textarea-vertical-align="middle" draw:auto-grow-height="false" fo:min-height="2.607cm" fo:min-width="9.64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35cm" draw:stroke-linejoin="miter" svg:stroke-linecap="butt" draw:fill="solid" draw:fill-color="#70ad47" draw:textarea-vertical-align="top" draw:auto-grow-height="false" fo:min-height="2.33cm" fo:min-width="9.366cm" fo:padding-top="0.125cm" fo:padding-bottom="0.125cm" fo:padding-left="0.25cm" fo:padding-right="0.25cm" fo:wrap-option="wrap" draw:shadow="visible" draw:shadow-offset-x="0cm" draw:shadow-offset-y="0.078cm" draw:shadow-color="#000000" draw:shadow-opacity="32%" loext:shadow-blur="0.123cm" fo:margin-left="0.249cm" fo:margin-right="0.263cm" fo:margin-top="0.143cm" fo:margin-bottom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5" draw:name="Zone de texte 1" draw:style-name="gr10" draw:text-style-name="P8" svg:width="10.147cm" svg:height="2.781cm" svg:x="-1.341cm" svg:y="13.252cm"><text:p text:style-name="P1"><text:span text:style-name="T1">Weakness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Zone de texte 3" draw:style-name="gr9" draw:text-style-name="P8" svg:width="10.136cm" svg:height="2.86cm" svg:x="13.324cm" svg:y="13.257cm"><text:p text:style-name="P1"><text:span text:style-name="T1">Threat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Zone de texte 4" draw:style-name="gr4" draw:text-style-name="P8" svg:width="10.279cm" svg:height="4.405cm" svg:x="-1.416cm" svg:y="8.518cm"><text:list xml:id="list2010599821" text:style-name="WWNum1"><text:list-item><text:p text:style-name="P3"><text:span text:style-name="T3">The fluidity of the application</text:span></text:p></text:list-item><text:list-item><text:p text:style-name="P3"><text:span text:style-name="T3">Possibility to manage all your personal life in one place</text:span></text:p></text:list-item><text:list-item><text:p text:style-name="P4"><text:span text:style-name="T3">Allows you to manage budgets and tasks when concurrent offer </text:span><text:span text:style-name="T4">only one</text:span><text:span text:style-name="T3"> choice</text:span></text:p></text:list-item></text:list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Zone de texte 5" draw:style-name="gr3" draw:text-style-name="P8" svg:width="10.136cm" svg:height="4.458cm" svg:x="13.323cm" svg:y="8.465cm"><text:list xml:id="list3193918838" text:style-name="WWNum2"><text:list-item><text:p text:style-name="P5"><text:span text:style-name="T5">Growing demography</text:span></text:p></text:list-item><text:list-item><text:p text:style-name="P5"><text:span text:style-name="T5">Inflation</text:span></text:p></text:list-item><text:list-item><text:p text:style-name="P5"><text:span text:style-name="T3">Youth rural flight + a lack of flats for their budget</text:span></text:p></text:list-item></text:list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Rectangle : coins arrondis 1" draw:style-name="gr15" draw:text-style-name="P16" svg:width="10.147cm" svg:height="2.86cm" svg:x="-1.369cm" svg:y="5.039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1" draw:name="Zone de texte 2" draw:style-name="gr14" draw:text-style-name="P8" svg:width="10.147cm" svg:height="2.86cm" svg:x="-1.369cm" svg:y="5.039cm"><text:p text:style-name="P1"><text:span text:style-name="T1">Strength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Rectangle : coins arrondis 5" draw:style-name="gr13" draw:text-style-name="P15" svg:width="10.148cm" svg:height="2.86cm" svg:x="13.337cm" svg:y="4.983cm"><text:p text:style-name="P2"><text:span text:style-name="T2">Opportunities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3" draw:name="Rectangle : coins arrondis 6" draw:style-name="gr12" draw:text-style-name="P14" svg:width="10.147cm" svg:height="2.86cm" svg:x="-1.341cm" svg:y="13.252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4" draw:name="Rectangle : coins arrondis 7" draw:style-name="gr11" draw:text-style-name="P13" svg:width="10.136cm" svg:height="2.86cm" svg:x="13.324cm" svg:y="13.257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7" draw:name="Rectangle : coins arrondis 11" draw:style-name="gr8" draw:text-style-name="P12" svg:width="10.279cm" svg:height="4.405cm" svg:x="-1.416cm" svg:y="8.518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8" draw:name="Rectangle : coins arrondis 12" draw:style-name="gr7" draw:text-style-name="P11" svg:width="10.136cm" svg:height="4.458cm" svg:x="13.337cm" svg:y="8.412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9" draw:name="Rectangle : coins arrondis 13" draw:style-name="gr6" draw:text-style-name="P10" svg:width="10.147cm" svg:height="4.458cm" svg:x="-1.284cm" svg:y="17.057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10" draw:name="Rectangle : coins arrondis 14" draw:style-name="gr5" draw:text-style-name="P9" svg:width="10.096cm" svg:height="4.458cm" svg:x="13.337cm" svg:y="17.062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13" draw:name="Zone de texte 6" draw:style-name="gr2" draw:text-style-name="P8" svg:width="10.096cm" svg:height="4.432cm" svg:x="13.324cm" svg:y="17.062cm"><text:list xml:id="list4187323240" text:style-name="WWNum4"><text:list-item><text:p text:style-name="P6"><text:span text:style-name="T3">Too many applications to help with budgets or housework</text:span></text:p></text:list-item><text:list-item><text:p text:style-name="P6"><text:span text:style-name="T3">Alone, without financial support for long term</text:span></text:p></text:list-item><text:list-item><text:p text:style-name="P6"><text:span text:style-name="T3">OurHome is already on the market and very friendly for family</text:span></text:p></text:list-item></text:list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Zone de texte 7" draw:style-name="gr1" draw:text-style-name="P8" svg:width="10.147cm" svg:height="4.379cm" svg:x="-1.284cm" svg:y="17.057cm"><text:list xml:id="list1707452961" text:style-name="WWNum3"><text:list-item><text:p text:style-name="P7"><text:span text:style-name="T3">Must have excellent animations to make the application “alive”</text:span></text:p></text:list-item><text:list-item><text:p text:style-name="P7"><text:span text:style-name="T3">Cannot develop new features</text:span></text:p></text:list-item><text:list-item><text:p text:style-name="P7"><text:span text:style-name="T3">Must be free and without adds to be attractive and good looking</text:span></text:p></text:list-item></text:list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3T11:48:45.213000000</meta:creation-date>
    <dc:date>2021-12-23T18:08:14.184000000</dc:date>
    <meta:editing-duration>PT6H2M1S</meta:editing-duration>
    <meta:editing-cycles>1</meta:editing-cycles>
    <meta:document-statistic meta:table-count="0" meta:image-count="0" meta:object-count="0" meta:page-count="1" meta:paragraph-count="16" meta:word-count="110" meta:character-count="621" meta:non-whitespace-character-count="539"/>
    <meta:generator>LibreOffice/7.2.1.2$Windows_X86_64 LibreOffice_project/87b77fad49947c1441b67c559c339af8f3517e22</meta:generator>
  </office:meta>
</office:document-meta>
</file>